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color="#ff9702" fo:font-size="18pt" fo:font-weight="bold" style:font-size-asian="18pt" style:font-weight-asian="bold" style:font-size-complex="18pt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6" style:family="paragraph" style:parent-style-name="Standard">
      <style:paragraph-properties fo:margin-left="1.27cm" fo:margin-right="0cm" fo:text-indent="0cm" style:auto-text-indent="false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fo:font-size="14pt" style:font-size-asian="14pt" style:font-size-complex="14pt"/>
    </style:style>
    <style:style style:name="P8" style:family="paragraph" style:parent-style-name="Standard">
      <style:paragraph-properties fo:margin-left="1.27cm" fo:margin-right="0cm" fo:text-indent="0cm" style:auto-text-indent="false"/>
      <style:text-properties fo:font-size="6pt" style:font-size-asian="6pt" style:font-size-complex="6pt"/>
    </style:style>
    <style:style style:name="P9" style:family="paragraph" style:parent-style-name="Standard">
      <style:paragraph-properties fo:margin-left="0cm" fo:margin-right="0cm" fo:text-indent="1.27cm" style:auto-text-indent="false"/>
    </style:style>
    <style:style style:name="P10" style:family="paragraph" style:parent-style-name="Standard">
      <style:paragraph-properties fo:margin-left="2.54cm" fo:margin-right="0cm" fo:text-indent="0cm" style:auto-text-indent="false"/>
    </style:style>
    <style:style style:name="P11" style:family="paragraph" style:parent-style-name="Standard">
      <style:paragraph-properties fo:margin-left="2.54cm" fo:margin-right="0cm" fo:text-indent="0cm" style:auto-text-indent="false"/>
      <style:text-properties fo:font-size="14pt" style:font-size-asian="14pt" style:font-size-complex="14pt"/>
    </style:style>
    <style:style style:name="P12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13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14" style:family="paragraph" style:parent-style-name="Standard" style:list-style-name="WWNum4">
      <style:paragraph-properties fo:margin-left="1.27cm" fo:margin-right="0cm" fo:text-indent="-0.635cm" style:auto-text-indent="false"/>
    </style:style>
    <style:style style:name="P15" style:family="paragraph" style:parent-style-name="Standard" style:list-style-name="WWNum5">
      <style:paragraph-properties fo:margin-left="1.27cm" fo:margin-right="0cm" fo:text-indent="-0.635cm" style:auto-text-indent="false"/>
    </style:style>
    <style:style style:name="P16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17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color="#04d2d2" fo:font-size="19pt" style:text-underline-style="solid" style:text-underline-width="auto" style:text-underline-color="font-color" fo:font-weight="bold" style:font-size-asian="19pt" style:font-weight-asian="bold" style:font-size-complex="19pt"/>
    </style:style>
    <style:style style:name="T2" style:family="text">
      <style:text-properties fo:color="#ff9600" fo:font-size="17pt" fo:font-weight="bold" style:font-size-asian="17pt" style:font-weight-asian="bold" style:font-size-complex="17pt"/>
    </style:style>
    <style:style style:name="T3" style:family="text">
      <style:text-properties fo:font-size="17pt" style:text-underline-style="solid" style:text-underline-width="auto" style:text-underline-color="font-color" fo:font-weight="bold" style:font-size-asian="17pt" style:font-weight-asian="bold" style:font-size-complex="17pt"/>
    </style:style>
    <style:style style:name="T4" style:family="text">
      <style:text-properties fo:color="#ff9702" fo:font-size="17pt" fo:font-weight="bold" style:font-size-asian="17pt" style:font-weight-asian="bold" style:font-size-complex="17pt"/>
    </style:style>
    <style:style style:name="T5" style:family="text">
      <style:text-properties fo:color="#ff9702" fo:font-size="18pt" fo:font-weight="bold" style:font-size-asian="18pt" style:font-weight-asian="bold" style:font-size-complex="18pt"/>
    </style:style>
    <style:style style:name="T6" style:family="text">
      <style:text-properties fo:font-size="18pt" fo:font-weight="bold" style:font-size-asian="18pt" style:font-weight-asian="bold" style:font-size-complex="1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ize="14pt" style:text-underline-style="none" style:font-size-asian="14pt" style:font-size-complex="14pt"/>
    </style:style>
    <style:style style:name="T10" style:family="text">
      <style:text-properties fo:font-size="12pt" fo:font-weight="bold" style:font-size-asian="12pt" style:font-weight-asian="bold" style:font-size-complex="12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13" style:family="text">
      <style:text-properties fo:font-size="15pt" fo:font-style="italic" style:text-underline-style="solid" style:text-underline-width="auto" style:text-underline-color="font-color" style:font-size-asian="15pt" style:font-style-asian="italic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Comment bien effectuer ses recherche en ligne</text:span></text:p>
      <text:p text:style-name="P1"/>
      <text:p text:style-name="P1"/>
      <text:p text:style-name="Standard"><text:span text:style-name="T2">1.</text:span><text:span text:style-name="T4"> Définir un problème et les questions qu’il pose.</text:span><text:span text:style-name="T5"><text:line-break/></text:span></text:p>
      <text:p text:style-name="Standard"><text:span text:style-name="T7">Dans un premier temps il est primordial de savoir définir l’origine de notre question correctement sans cela on risque de faire face à des pertes de temps plus ou moins importantes.<text:line-break/><text:line-break/>Quand vous avez votre première question il faut essayer de la repenser en la modifiant ou en la transformant en petite expression pour ne garder que les éléments importants.</text:span></text:p>
      <text:p text:style-name="P5"/>
      <text:p text:style-name="P6"><text:span text:style-name="T10">Exemple</text:span><text:span text:style-name="T7"> : “je cherche une balise html pour faire un formulaire exceptionnel" devient -&gt; “balise Html Formulaire”</text:span></text:p>
      <text:p text:style-name="P2"/>
      <text:p text:style-name="Standard"><text:span text:style-name="T7">Et dans un second temps multiplier votre question sous différente forme pour élargir votre champ de recherche tout en restant précis.</text:span></text:p>
      <text:p text:style-name="P2"/>
      <text:p text:style-name="P9"><text:span text:style-name="T10">Exemple </text:span><text:span text:style-name="T7">: - balise Html Formulaire</text:span></text:p>
      <text:p text:style-name="P10"><text:span text:style-name="T7"><text:s text:c="6"/>- Type de balise pour Formulaire HTML</text:span></text:p>
      <text:p text:style-name="P10"><text:span text:style-name="T7"><text:s text:c="6"/>- Structure formulaire html </text:span></text:p>
      <text:p text:style-name="P10"><text:span text:style-name="T7"><text:s text:c="6"/>- Formulaire html composition </text:span></text:p>
      <text:p text:style-name="P10"><text:span text:style-name="T7"><text:s text:c="6"/>- Comment créer un formulaire Html </text:span></text:p>
      <text:p text:style-name="P11"/>
      <text:p text:style-name="P4"><text:span text:style-name="T7">Comme on peut le voir dans l’exemple ci-dessus, il faut savoir varier entre questions et petites expressions. Les deux ont tendance parfois à vous amener à des endroits différents, les phrases vers des forums et les expressions vers des documentation plus large.</text:span></text:p>
      <text:p text:style-name="P11"/>
      <text:p text:style-name="P3"/>
      <text:p text:style-name="P3"/>
      <text:p text:style-name="P3"/>
      <text:p text:style-name="P3"/>
      <text:p text:style-name="P3"/>
      <text:p text:style-name="Standard"><text:soft-page-break/><text:span text:style-name="T5">2. Les options de recherche.</text:span></text:p>
      <text:p text:style-name="P2"/>
      <text:p text:style-name="Standard"><text:span text:style-name="T7">Il faut bien savoir se servir des options de recherche elles ne permettent pas de tout faire mais sont parfois suffisantes et en général toujours d’une bonne aide. </text:span></text:p>
      <text:p text:style-name="P2"/>
      <text:p text:style-name="Standard"><text:span text:style-name="T7">Selon le type de recherche Google nous propose différentes options adapter. <text:line-break/><text:line-break/></text:span><text:span text:style-name="T8">Recherche classique.</text:span></text:p>
      <text:p text:style-name="P2"/>
      <text:p text:style-name="Standard"><text:span text:style-name="T7">Pour les classique nous avons trois types d’options :</text:span></text:p>
      <text:list xml:id="list2194468257887780122" text:style-name="WWNum3">
        <text:list-item>
          <text:p text:style-name="P12"><text:span text:style-name="T7">La langue des pages rechercher</text:span></text:p>
        </text:list-item>
        <text:list-item>
          <text:p text:style-name="P12"><text:span text:style-name="T7">La période de parution de celle-ci </text:span></text:p>
        </text:list-item>
        <text:list-item>
          <text:p text:style-name="P12"><text:span text:style-name="T7">La recherche mot à mot</text:span></text:p>
        </text:list-item>
      </text:list>
      <text:p text:style-name="P2"/>
      <text:p text:style-name="Standard"><text:span text:style-name="T8">Recherche d'images.</text:span></text:p>
      <text:p text:style-name="P2"/>
      <text:p text:style-name="Standard"><text:span text:style-name="T7">Pour les images nous avons cinq types d’options :</text:span></text:p>
      <text:list xml:id="list1822854590947655366" text:style-name="WWNum2">
        <text:list-item>
          <text:p text:style-name="P13"><text:span text:style-name="T7">La taille de l’image</text:span></text:p>
        </text:list-item>
        <text:list-item>
          <text:p text:style-name="P13"><text:span text:style-name="T7">La couleur de l’image </text:span></text:p>
        </text:list-item>
        <text:list-item>
          <text:p text:style-name="P13"><text:span text:style-name="T7">Le type d’image (Gifs,Dessin,..)</text:span></text:p>
        </text:list-item>
        <text:list-item>
          <text:p text:style-name="P13"><text:span text:style-name="T7">La période de parution de l’image</text:span></text:p>
        </text:list-item>
        <text:list-item>
          <text:p text:style-name="P13"><text:span text:style-name="T7">Les droit d’usage</text:span></text:p>
        </text:list-item>
      </text:list>
      <text:p text:style-name="P7"/>
      <text:p text:style-name="P4"><text:span text:style-name="T8">Recherche de vidéos.</text:span></text:p>
      <text:p text:style-name="P5"/>
      <text:p text:style-name="P4"><text:span text:style-name="T7">Pour les vidéos nous avons 5 types d’options :</text:span></text:p>
      <text:list xml:id="list6658557458194681845" text:style-name="WWNum4">
        <text:list-item>
          <text:p text:style-name="P14"><text:span text:style-name="T7">La Durée et la date de parution</text:span></text:p>
        </text:list-item>
        <text:list-item>
          <text:p text:style-name="P14"><text:span text:style-name="T7">La qualité de la vidéo</text:span></text:p>
        </text:list-item>
        <text:list-item>
          <text:p text:style-name="P14"><text:span text:style-name="T7">Si il y aura de sous-titre ou non</text:span></text:p>
        </text:list-item>
        <text:list-item>
          <text:p text:style-name="P14"><text:span text:style-name="T7">Ainsi que la source (youtube,linkedin,..)<text:line-break/></text:span></text:p>
        </text:list-item>
      </text:list>
      <text:p text:style-name="P2"/>
      <text:p text:style-name="P2"/>
      <text:p text:style-name="P2"/>
      <text:p text:style-name="Standard"><text:span text:style-name="T5"><text:line-break/></text:span><text:soft-page-break/><text:span text:style-name="T5">3. Les caractères spéciaux.</text:span></text:p>
      <text:p text:style-name="P2"/>
      <text:p text:style-name="Standard"><text:span text:style-name="T7">Quand on utilise la barre des moteurs de recherche il y a un élément essentiel à prendre en compte, les caractères spéciaux. Ils sont capables de grandement influencer votre recherche, il faut savoir s’en servir et donc connaître leurs influences sur vos phrases. <text:line-break/><text:line-break/>Voici une liste avec plusieurs exemple courant et leurs description : <text:line-break/></text:span></text:p>
      <text:list xml:id="list7779244513571494395" text:style-name="WWNum5">
        <text:list-item>
          <text:p text:style-name="P15"><text:span text:style-name="T12">Les Guillemets “</text:span><text:span text:style-name="T13">votre mot</text:span><text:span text:style-name="T12">” :</text:span><text:span text:style-name="T7"> un classique ils servent par exemple à s'assurer qu’un mot ou une phrase entière soit retrouvé dans les pages que le moteur de recherche vous propose ou à forcer l’orthographe d’un mot.</text:span></text:p>
        </text:list-item>
      </text:list>
      <text:p text:style-name="P8"/>
      <text:list xml:id="list20600900" text:continue-numbering="true" text:style-name="WWNum5">
        <text:list-item>
          <text:p text:style-name="P15"><text:span text:style-name="T12">Le Tiret </text:span><text:span text:style-name="T3">-</text:span><text:span text:style-name="T13">votremot</text:span><text:span text:style-name="T12"> :</text:span><text:span text:style-name="T7"> Lui sert à exclure un mot de votre recherche. Attention à bien coller votre mot au symbole sinon il ne sera pas pris en compte.</text:span></text:p>
        </text:list-item>
      </text:list>
      <text:p text:style-name="P8"/>
      <text:list xml:id="list20585443" text:continue-numbering="true" text:style-name="WWNum5">
        <text:list-item>
          <text:p text:style-name="P15"><text:span text:style-name="T12">L'opérateur logique OR :</text:span><text:span text:style-name="T7"> Assez intuitif il sert comme sont non l’indique à cherche soit un mot ou(OR) l’autre.</text:span></text:p>
        </text:list-item>
      </text:list>
      <text:p text:style-name="P8"/>
      <text:list xml:id="list20602351" text:continue-numbering="true" text:style-name="WWNum5">
        <text:list-item>
          <text:p text:style-name="P15"><text:span text:style-name="T12">Le Tilde </text:span><text:span text:style-name="T13">~votremot :</text:span><text:span text:style-name="T11"> </text:span><text:span text:style-name="T7">Il sert à inclure les synonymes du mot qui y est rattaché pour en faire des alternatives à votre mot d’origine.</text:span></text:p>
        </text:list-item>
      </text:list>
      <text:p text:style-name="P8"/>
      <text:list xml:id="list20614086" text:continue-numbering="true" text:style-name="WWNum5">
        <text:list-item>
          <text:p text:style-name="P15"><text:span text:style-name="T12">L’etoile </text:span><text:span text:style-name="T13">mot * mot</text:span><text:span text:style-name="T12"> :</text:span><text:span text:style-name="T11"> </text:span><text:span text:style-name="T7"><text:s/>Permet d’indiquer au moteur de recherche qu’il manque un mot dans votre phrase.</text:span></text:p>
        </text:list-item>
      </text:list>
      <text:p text:style-name="P8"/>
      <text:list xml:id="list20583998" text:continue-numbering="true" text:style-name="WWNum5">
        <text:list-item>
          <text:p text:style-name="P15"><text:span text:style-name="T12">L’option Related:</text:span><text:span text:style-name="T13">site.com</text:span><text:span text:style-name="T12"> : </text:span><text:span text:style-name="T7">Permet d’effectuer une recherche de site similaire au site proposer. (Pour par exemple allez voir la concurrence)</text:span></text:p>
        </text:list-item>
      </text:list>
      <text:p text:style-name="Standard"><text:span text:style-name="T6"><text:line-break/></text:span><text:span text:style-name="T7">Google ne prend pas en compte toutes les entrées possible par exemple il ne s'arrête pas sur :</text:span></text:p>
      <text:list xml:id="list8770163582758281958" text:style-name="WWNum1">
        <text:list-item>
          <text:p text:style-name="P16"><text:span text:style-name="T7">La casse (minuscule/majuscule)</text:span></text:p>
        </text:list-item>
        <text:list-item>
          <text:p text:style-name="P16"><text:span text:style-name="T7">Les caractères spéciaux, sauf +, @, &amp;, %, $, #, – et _.</text:span></text:p>
        </text:list-item>
        <text:list-item>
          <text:p text:style-name="P16"><text:span text:style-name="T7">Les mots de structure usuels (articles courts, conjonctions…).</text:span></text:p>
        </text:list-item>
        <text:list-item>
          <text:p text:style-name="P16"><text:span text:style-name="T7">Ainsi que Les signes de ponctuatio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589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3" meta:paragraph-count="44" meta:word-count="599" meta:character-count="3475"/>
    <dc:date>2021-09-29T00:37:06.40</dc:date>
    <dc:creator>Hello Welcome</dc:creator>
    <meta:generator>OpenOffice/4.1.10$Win32 OpenOffice.org_project/4110m2$Build-9807</meta:generator>
  </office:meta>
</office:document-meta>
</file>